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ncetti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Concetti.A" style:family="table-column">
      <style:table-column-properties style:column-width="5.667cm" style:rel-column-width="21845*"/>
    </style:style>
    <style:style style:name="Concetti.A1" style:family="table-cell">
      <style:table-cell-properties fo:background-color="#b2b2b2" fo:padding="0.199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Concetti.C1" style:family="table-cell">
      <style:table-cell-properties fo:background-color="#b2b2b2" fo:padding="0.199cm" fo:border="0.75pt solid #666666" style:writing-mode="page">
        <style:background-image/>
      </style:table-cell-properties>
    </style:style>
    <style:style style:name="Concetti.A2" style:family="table-cell">
      <style:table-cell-properties fo:background-color="transparent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2" style:family="table-cell" style:data-style-name="N20000">
      <style:table-cell-properties fo:background-color="transparent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C2" style:family="table-cell" style:data-style-name="N20000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A3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3" style:family="table-cell" style:data-style-name="N20000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C3" style:family="table-cell" style:data-style-name="N20000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5" style:family="table-row">
      <style:table-row-properties fo:keep-together="auto"/>
    </style:style>
    <style:style style:name="Concetti.B11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12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44pt" fo:font-weight="bold" officeooo:rsid="0008647c" officeooo:paragraph-rsid="0008647c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8647c" officeooo:paragraph-rsid="0008647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9764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b0e32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dc65a" officeooo:paragraph-rsid="000dc65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e6eb2" officeooo:paragraph-rsid="000e6eb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5637" officeooo:paragraph-rsid="000f563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21857" officeooo:paragraph-rsid="0012185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537bd" officeooo:paragraph-rsid="001537b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bold" officeooo:rsid="0009764a" officeooo:paragraph-rsid="0009764a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6dbbb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723b7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3cbd1" officeooo:paragraph-rsid="0013cbd1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537bd" officeooo:paragraph-rsid="001537bd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6pt" fo:font-style="normal" fo:font-weight="bold" officeooo:rsid="0008647c" officeooo:paragraph-rsid="0008647c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0f5637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0fc312"/>
    </style:style>
    <style:style style:name="P29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121857"/>
    </style:style>
    <style:style style:name="P3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08647c" officeooo:paragraph-rsid="0008647c" style:font-size-asian="24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10356b" officeooo:paragraph-rsid="0010356b" style:font-size-asian="21pt" style:font-style-asian="normal" style:font-weight-asian="bold" style:font-size-complex="24pt" style:font-style-complex="normal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normal" fo:font-weight="bold" officeooo:rsid="0016dbbb" officeooo:paragraph-rsid="0016dbbb" style:font-size-asian="21pt" style:font-style-asian="normal" style:font-weight-asian="bold" style:font-size-complex="24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weight="bold" officeooo:rsid="0008647c" officeooo:paragraph-rsid="0008647c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6dbbb" officeooo:paragraph-rsid="0016dbbb" style:font-size-asian="21pt" style:font-style-asian="italic" style:font-weight-asian="bold" style:font-size-complex="24pt" style:font-style-complex="italic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b0e32" officeooo:paragraph-rsid="000b0e32" style:font-size-asian="20pt" style:font-style-asian="italic" style:font-weight-asian="normal" style:font-size-complex="20pt" style:font-style-complex="italic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cc94c" officeooo:paragraph-rsid="000cc94c" style:font-size-asian="17.5pt" style:font-style-asian="italic" style:font-weight-asian="normal" style:font-size-complex="2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537bd" officeooo:paragraph-rsid="001537bd" style:font-size-asian="17.5pt" style:font-style-asian="italic" style:font-weight-asian="normal" style:font-size-complex="2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officeooo:rsid="0013cbd1" officeooo:paragraph-rsid="0013cbd1" style:font-size-asian="17.5pt" style:font-style-asian="italic" style:font-size-complex="20pt" style:font-style-complex="italic"/>
    </style:style>
    <style:style style:name="P39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officeooo:rsid="001537bd" officeooo:paragraph-rsid="001537bd" style:font-size-asian="17.5pt" style:font-style-asian="italic" style:font-size-complex="20pt" style:font-style-complex="italic"/>
    </style:style>
    <style:style style:name="P4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0356b" officeooo:paragraph-rsid="0010356b" style:font-size-asian="17.5pt" style:font-style-asian="normal" style:font-weight-asian="normal" style:font-size-complex="20pt" style:font-style-complex="normal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21857" officeooo:paragraph-rsid="00121857" style:font-size-asian="17.5pt" style:font-style-asian="normal" style:font-weight-asian="normal" style:font-size-complex="20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0fc312" officeooo:paragraph-rsid="000fc312"/>
    </style:style>
    <style:style style:name="P43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13cbd1" officeooo:paragraph-rsid="0013cbd1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e62" officeooo:paragraph-rsid="000d5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5a" officeooo:paragraph-rsid="000d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764a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1pt" style:font-size-complex="24pt"/>
    </style:style>
    <style:style style:name="T4" style:family="text">
      <style:text-properties officeooo:rsid="000b0e32"/>
    </style:style>
    <style:style style:name="T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fc312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21857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3cbd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0f5637" style:font-size-asian="12.25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fo:font-weight="bold" officeooo:rsid="000fc312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121857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13cbd1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officeooo:rsid="000cc94c"/>
    </style:style>
    <style:style style:name="T15" style:family="text">
      <style:text-properties officeooo:rsid="000d5e62"/>
    </style:style>
    <style:style style:name="T16" style:family="text">
      <style:text-properties officeooo:rsid="000dc65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6eb2" style:font-weight-asian="bold" style:font-weight-complex="bold"/>
    </style:style>
    <style:style style:name="T19" style:family="text">
      <style:text-properties fo:font-weight="bold" officeooo:rsid="000fc312" style:font-weight-asian="bold" style:font-weight-complex="bold"/>
    </style:style>
    <style:style style:name="T20" style:family="text">
      <style:text-properties fo:font-weight="bold" officeooo:rsid="00121857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537bd" style:font-weight-asian="normal" style:font-weight-complex="normal"/>
    </style:style>
    <style:style style:name="T23" style:family="text">
      <style:text-properties fo:font-weight="normal" officeooo:rsid="001723b7" style:font-weight-asian="normal" style:font-weight-complex="normal"/>
    </style:style>
    <style:style style:name="T24" style:family="text">
      <style:text-properties officeooo:rsid="000e6eb2"/>
    </style:style>
    <style:style style:name="T25" style:family="text">
      <style:text-properties officeooo:rsid="000f5637"/>
    </style:style>
    <style:style style:name="T26" style:family="text">
      <style:text-properties officeooo:rsid="000fc312"/>
    </style:style>
    <style:style style:name="T27" style:family="text">
      <style:text-properties officeooo:rsid="00121857"/>
    </style:style>
    <style:style style:name="T28" style:family="text">
      <style:text-properties fo:font-size="20pt" fo:font-weight="normal" style:font-size-asian="17.5pt" style:font-weight-asian="normal" style:font-size-complex="20pt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CoinManager</text:p>
      <text:p text:style-name="P2">Elaborato per il corso di basi di dat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oberto Montalti matr.</text:p>
      <text:p text:style-name="P3">Juri Simoncini matr. 000092207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Struttura dell’elaborato</text:p>
      <text:p text:style-name="P4"/>
      <text:p text:style-name="P4">La presente documentazione tratta nello specifico la progettazione e l’implementazione dell’elaborato “CoinManager” di Roberto Montalti e Juri Simoncini, ed è strutturata come segu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1-Introduzione</text:p>
      <text:p text:style-name="P5"/>
      <text:p text:style-name="P5"/>
      <text:p text:style-name="P5"/>
      <text:p text:style-name="P5"/>
      <text:p text:style-name="P5">Il progetto consiste nella realizzazione di un sistema database <text:span text:style-name="T1">a supporto di una piattaforma di compravendita di criptovalute chiamata “CoinManager”.</text:span></text:p>
      <text:p text:style-name="P7">La piattaforma permette all’utente loggato di comprare, vendere o chiedere un prestito per la criptovaluta scelta.</text:p>
      <text:p text:style-name="P7"><text:span text:style-name="T4">Per le informazioni sulle criptovalute ci colleghiamo alla piattaforma di analisi CoinGecko che ci permette di avere dati aggiornati ogni ora.</text:span> </text:p>
      <text:p text:style-name="P6">Inoltre, grazie a un sistema di amicizie consente di effettuare transazioni verso un amico, queste transazioni poi possono essere completate più velocemente grazie all’intervento di un utente speciale, chiamato Min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0"><text:span text:style-name="T2">2</text:span> <text:span text:style-name="T3">-Analisi dei requisiti</text:span></text:p>
      <text:p text:style-name="P20"><text:span text:style-name="T3"/></text:p>
      <text:p text:style-name="P6">La seguente descrizione riporta in linguaggio naturale i requisiti per il nostro sistema informativo, per poi poterne estrarre i principali concetti fondamentali:</text:p>
      <text:p text:style-name="P6"/>
      <text:p text:style-name="P35"/>
      <text:p text:style-name="P35">2.1- Requisiti in linguaggio naturale</text:p>
      <text:p text:style-name="P8"/>
      <text:p text:style-name="P8">“La piattaforma di cripto analisi CoinGecko vuole ampliare le proprie funzionalità e ha deciso di commissionare una piattaforma per lo scambio di criptovalute sfruttando i propri dati sulle cripto.</text:p>
      <text:p text:style-name="P8">Si vuole creare un’ applicazione che permetta agli utenti di effettuare uno o più movimenti bancari: Acquisto, Presti<text:span text:style-name="T15">to o Vendita</text:span> di criptovalute.</text:p>
      <text:p text:style-name="P8">Una volta <text:span text:style-name="T14">effettuato un movimento bancario la cripto viene aggiunta al Portafoglio personale dell’utente dal quale l’utente potrà avviare delle Transazioni verso un altro Portafoglio di un utente amico.</text:span></text:p>
      <text:p text:style-name="P9">Si vuole tenere traccia di tutte le Transazioni effettuate sia quelle completate che quelle in corso.</text:p>
      <text:p text:style-name="P9">Perciò dev’essere presente anche un sistema di amicizie attraverso il quale un utente può avere più amici e può inviare richieste di amicizie.</text:p>
      <text:p text:style-name="P9">Per quanto riguarda sempre l’utente è di massima importanza fare una distinzione fra Utente Standard e Utente Miner con la differenza che l’utente miner può <text:span text:style-name="T16">completare le </text:span>Transazioni in corso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/>
      <text:p text:style-name="P36">2.2 – Estrazione dei concetti fondamentali</text:p>
      <text:p text:style-name="P36"/>
      <table:table table:name="Concetti" table:style-name="Concetti" table:template-name="Righe a griglia semplice">
        <table:table-column table:style-name="Concetti.A" table:number-columns-repeated="3"/>
        <table:table-row>
          <table:table-cell table:style-name="Concetti.A1" office:value-type="string">
            <text:p text:style-name="P45">Soggetto</text:p>
          </table:table-cell>
          <table:table-cell table:style-name="Concetti.A1" office:value-type="string">
            <text:p text:style-name="P45">Descrizione</text:p>
          </table:table-cell>
          <table:table-cell table:style-name="Concetti.C1" office:value-type="string">
            <text:p text:style-name="P45">Sinonimi</text:p>
          </table:table-cell>
        </table:table-row>
        <table:table-row>
          <table:table-cell table:style-name="Concetti.A2" office:value-type="string">
            <text:p text:style-name="P45"/>
            <text:p text:style-name="P45">Utente</text:p>
          </table:table-cell>
          <table:table-cell table:style-name="Concetti.B2" office:value-type="float" office:value="0">
            <text:p text:style-name="P45">Colui che effettua compravendita di cripto e transazioni</text:p>
          </table:table-cell>
          <table:table-cell table:style-name="Concetti.C2" office:value-type="float" office:value="0">
            <text:p text:style-name="P45"/>
            <text:p text:style-name="P45">Manager</text:p>
          </table:table-cell>
        </table:table-row>
        <table:table-row>
          <table:table-cell table:style-name="Concetti.A3" office:value-type="string">
            <text:p text:style-name="P45">Acquisto</text:p>
          </table:table-cell>
          <table:table-cell table:style-name="Concetti.B3" office:value-type="float" office:value="0">
            <text:p text:style-name="P45">Acquisto di cripto da parte di un utente</text:p>
          </table:table-cell>
          <table:table-cell table:style-name="Concetti.C3" office:value-type="float" office:value="0">
            <text:p text:style-name="P44">-</text:p>
          </table:table-cell>
        </table:table-row>
        <table:table-row>
          <table:table-cell table:style-name="Concetti.A2" office:value-type="string">
            <text:p text:style-name="P45">Prestito</text:p>
          </table:table-cell>
          <table:table-cell table:style-name="Concetti.B2" office:value-type="float" office:value="0">
            <text:p text:style-name="P45">Prestito di cripto con data di chiusura del prestito</text:p>
          </table:table-cell>
          <table:table-cell table:style-name="Concetti.C2" office:value-type="float" office:value="0">
            <text:p text:style-name="P45">-</text:p>
          </table:table-cell>
        </table:table-row>
        <table:table-row table:style-name="Concetti.5">
          <table:table-cell table:style-name="Concetti.A3" office:value-type="string">
            <text:p text:style-name="P45"/>
            <text:p text:style-name="P45">Transazioni</text:p>
          </table:table-cell>
          <table:table-cell table:style-name="Concetti.B3" office:value-type="float" office:value="0">
            <text:p text:style-name="P45">Invio o ricezione di cripto possedute da parte di un utente a un utente amico </text:p>
          </table:table-cell>
          <table:table-cell table:style-name="Concetti.C3" office:value-type="float" office:value="0">
            <text:p text:style-name="P44">-</text:p>
          </table:table-cell>
        </table:table-row>
        <table:table-row>
          <table:table-cell table:style-name="Concetti.A2" office:value-type="string">
            <text:p text:style-name="P46">Vendita</text:p>
          </table:table-cell>
          <table:table-cell table:style-name="Concetti.B2" office:value-type="float" office:value="0">
            <text:p text:style-name="P46">Vendita di cripto alla piattaforma</text:p>
          </table:table-cell>
          <table:table-cell table:style-name="Concetti.C2" office:value-type="float" office:value="0">
            <text:p text:style-name="P44">-</text:p>
          </table:table-cell>
        </table:table-row>
        <table:table-row>
          <table:table-cell table:style-name="Concetti.A3" office:value-type="string">
            <text:p text:style-name="P45">Portafoglio</text:p>
          </table:table-cell>
          <table:table-cell table:style-name="Concetti.B3" office:value-type="float" office:value="0">
            <text:p text:style-name="P45">Lista di cripto possedute e in quale quantità</text:p>
          </table:table-cell>
          <table:table-cell table:style-name="Concetti.C3" office:value-type="float" office:value="0">
            <text:p text:style-name="P45">Wallet</text:p>
          </table:table-cell>
        </table:table-row>
        <table:table-row>
          <table:table-cell table:style-name="Concetti.A2" office:value-type="string">
            <text:p text:style-name="P45">Cripto</text:p>
          </table:table-cell>
          <table:table-cell table:style-name="Concetti.B2" office:value-type="float" office:value="0">
            <text:p text:style-name="P45">Valuta che viene acquistata o venduta da un utente</text:p>
          </table:table-cell>
          <table:table-cell table:style-name="Concetti.C2" office:value-type="float" office:value="0">
            <text:p text:style-name="P45">Valuta</text:p>
          </table:table-cell>
        </table:table-row>
        <table:table-row>
          <table:table-cell table:style-name="Concetti.A3" office:value-type="string">
            <text:p text:style-name="P46">Miner</text:p>
          </table:table-cell>
          <table:table-cell table:style-name="Concetti.B3" office:value-type="float" office:value="0">
            <text:p text:style-name="P46">Utente che ha la funzioniltà speciale di completamento per le transazioni in corso</text:p>
          </table:table-cell>
          <table:table-cell table:style-name="Concetti.C3" office:value-type="float" office:value="0">
            <text:p text:style-name="P44">-</text:p>
          </table:table-cell>
        </table:table-row>
        <table:table-row table:style-name="Concetti.5">
          <table:table-cell table:style-name="Concetti.A2" office:value-type="string">
            <text:p text:style-name="P46">Transazioni in corso</text:p>
          </table:table-cell>
          <table:table-cell table:style-name="Concetti.B2" office:value-type="float" office:value="0">
            <text:p text:style-name="P46">Transazioni non ancora completate</text:p>
          </table:table-cell>
          <table:table-cell table:style-name="Concetti.C2" office:value-type="float" office:value="0">
            <text:p text:style-name="P46">Transazioni pendenti</text:p>
          </table:table-cell>
        </table:table-row>
        <table:table-row table:style-name="Concetti.5">
          <table:table-cell table:style-name="Concetti.A3" office:value-type="string">
            <text:p text:style-name="P46">Amicizia</text:p>
          </table:table-cell>
          <table:table-cell table:style-name="Concetti.B11" office:value-type="string">
            <text:p text:style-name="P46">Amicizia tra due utenti che permette le transazioni tra i due</text:p>
          </table:table-cell>
          <table:table-cell table:style-name="Concetti.C3">
            <text:p text:style-name="P46"/>
          </table:table-cell>
        </table:table-row>
        <table:table-row>
          <table:table-cell table:style-name="Concetti.A3" office:value-type="string">
            <text:p text:style-name="P46">Richieste di amicizia</text:p>
          </table:table-cell>
          <table:table-cell table:style-name="Concetti.B12" office:value-type="string">
            <text:p text:style-name="P46">Richiesta di amicizia non ancora accettata dall’ invitato</text:p>
          </table:table-cell>
          <table:table-cell table:style-name="Concetti.C3">
            <text:p text:style-name="P46"/>
          </table:table-cell>
        </table:table-row>
      </table:table>
      <text:p text:style-name="P36"/>
      <text:p text:style-name="P36"/>
      <text:p text:style-name="P11"><text:soft-page-break/>A seguito della lettura e comprensione dei requisiti si procede redigendo un testo che ne riassuma tutti i concetti e in particolare ne estragga quelli principali eliminando le ambiguità:</text:p>
      <text:p text:style-name="P11"/>
      <text:p text:style-name="P11">Un <text:span text:style-name="T17">Utente </text:span>può essere <text:span text:style-name="T17">UtenteStandard </text:span>oppure <text:span text:style-name="T17">Miner</text:span></text:p>
      <text:p text:style-name="P11">Per ogni <text:span text:style-name="T17">UtenteStandard</text:span> <text:span text:style-name="T24">e </text:span><text:span text:style-name="T18">Miner</text:span><text:span text:style-name="T24"> </text:span>si memorizzano : Id, Username e Password.</text:p>
      <text:p text:style-name="P13">Per il <text:span text:style-name="T17">Miner</text:span> si memorizza anche la potenza di mining</text:p>
      <text:p text:style-name="P12">Ogni <text:span text:style-name="T17">Utente</text:span> può effettuare più <text:span text:style-name="T17">Acquisti</text:span>, <text:span text:style-name="T17">Prestiti</text:span> o <text:span text:style-name="T17">Vendite.</text:span></text:p>
      <text:p text:style-name="P12">Per ogni <text:span text:style-name="T17">Acquisto</text:span> e <text:span text:style-name="T17">Vendita</text:span> si memorizzano: Id utente, Id cripto, Id cripto base, quantità di cripto base, quantità di acquisto.</text:p>
      <text:p text:style-name="P12">Per ogni <text:span text:style-name="T17">Prestito</text:span> si memorizzano: Id utente, Id cripto, ??????</text:p>
      <text:p text:style-name="P12">Ogni volta che una <text:span text:style-name="T17">Cripto</text:span> viene acquistata o venduta o presa in prestito viene aggiunta al <text:span text:style-name="T17">Portafoglio</text:span> dell’<text:span text:style-name="T17">Utente.</text:span></text:p>
      <text:p text:style-name="P12">Per ogni <text:span text:style-name="T17">Portafoglio</text:span> viene memorizzato: Id utente, Id cripto, Quantità di cripto posseduta.</text:p>
      <text:p text:style-name="P12">Per ogni <text:span text:style-name="T17">Cripto </text:span>viene memorizzato : <text:span text:style-name="T25">Nome, Simbolo, Prezzo corrente, Immagine della cripto, ??????, volume totale.</text:span></text:p>
      <text:p text:style-name="P13">Dal <text:span text:style-name="T17">Portafoglio</text:span> può essere effettutata una <text:span text:style-name="T17">Transazione</text:span> verso il <text:span text:style-name="T17">Portafoglio</text:span> di un altro <text:span text:style-name="T17">Utente </text:span><text:span text:style-name="T26">e quindi la Transazione viene memorizzata anche nelle</text:span><text:span text:style-name="T19"> Transazioni in corso</text:span></text:p>
      <text:p text:style-name="P14">Per ogni <text:span text:style-name="T17">Transazione in corso</text:span> viene memorizzato: Id transazione, data inizio, tempo totale.</text:p>
      <text:p text:style-name="P13">Per ogni <text:span text:style-name="T17">Transazione</text:span> viene memorizzato: Id utente che avvia la transazione, Id utente che riceve, Id cripto, Data di inizio, Data di fine, Quantità di cripto inviata, Id di un possibile miner, Stato (1 = Completata, 2 = In corso).</text:p>
      <text:p text:style-name="P13">Un <text:span text:style-name="T17">Utente</text:span> può avviare una <text:span text:style-name="T17">Transazione</text:span> solo verso un <text:span text:style-name="T17">Utente</text:span> che è presente nelle sue <text:span text:style-name="T17">Amicizie </text:span>attraverso una <text:span text:style-name="T17">Richiesta di amicizia</text:span></text:p>
      <text:p text:style-name="P13">Per ogni <text:span text:style-name="T17">Amicizia</text:span> si memorizzano: Id utente, Id amico.</text:p>
      <text:p text:style-name="P27"><text:span text:style-name="T6">Per ogni </text:span><text:span text:style-name="T10">Richiest</text:span><text:span text:style-name="T11">a</text:span><text:span text:style-name="T10"> di </text:span><text:span text:style-name="T11">amicizia</text:span><text:span text:style-name="T6"> viene memorizzato: Id utente che ha inviato la richiesta, Id invitato.</text:span></text:p>
      <text:p text:style-name="P12"/>
      <text:p text:style-name="P14">Segue un elenco delle principali azioni richieste:</text:p>
      <text:list xml:id="list3304776235" text:style-name="L1">
        <text:list-item>
          <text:p text:style-name="P28"><text:span text:style-name="T6">Acquisto, Vendita o Prestito cripto</text:span></text:p>
        </text:list-item>
        <text:list-item>
          <text:p text:style-name="P42"><text:span text:style-name="T5">Transazioni fra utenti</text:span></text:p>
        </text:list-item>
        <text:list-item>
          <text:p text:style-name="P15">Visualizzazione Transazione</text:p>
        </text:list-item>
        <text:list-item>
          <text:p text:style-name="P15">Visualizzazione dati cripto</text:p>
        </text:list-item>
        <text:list-item>
          <text:p text:style-name="P15">Completamento Transazioni in corso da parte del Miner</text:p>
        </text:list-item>
        <text:list-item>
          <text:p text:style-name="P15">Visualizzazione Amicizie dell’Utente loggato</text:p>
        </text:list-item>
        <text:list-item>
          <text:p text:style-name="P16">Invio Richieste di amicizie</text:p>
        </text:list-item>
        <text:list-item>
          <text:p text:style-name="P16">Accettare Richiesta di amicizia</text:p>
        </text:list-item>
        <text:list-item>
          <text:p text:style-name="P16">Visualizzazione Transazioni filtrate in base allo stato</text:p>
        </text:list-item>
        <text:list-item>
          <text:p text:style-name="P16">Visuualizzazione Cripto possedute nel Portafoglio</text:p>
        </text:list-item>
      </text:list>
      <text:p text:style-name="P12"/>
      <text:p text:style-name="P12"/>
      <text:p text:style-name="P11"><text:span text:style-name="T17"/></text:p>
      <text:p text:style-name="P36"><text:soft-page-break/></text:p>
      <text:p text:style-name="P36"/>
      <text:p text:style-name="P31">3-Progettazione Concettuale</text:p>
      <text:p text:style-name="P40"/>
      <text:p text:style-name="P40">3.1 - Anteprima sviluppo dei “Movimenti Bancari”</text:p>
      <text:p text:style-name="P17"/>
      <text:p text:style-name="P17">Si decide di dividere i vari aspetti de<text:span text:style-name="T27">l </text:span><text:span text:style-name="T17">Moviment</text:span><text:span text:style-name="T20">o</text:span><text:span text:style-name="T17"> Bancari</text:span><text:span text:style-name="T20">o</text:span> in più entità: <text:span text:style-name="T17">Acquisto</text:span>, <text:span text:style-name="T17">Vendita</text:span>, <text:span text:style-name="T17">Prestito</text:span>.</text:p>
      <text:p text:style-name="P17">Ognuna di queste entità è figlia della classe padre <text:span text:style-name="T17">Movimento Bancario</text:span>.</text:p>
      <text:p text:style-name="P18">La gerarchia è stato deciso di renderla totale <text:s/>????</text:p>
      <text:p text:style-name="P18"/>
      <text:p text:style-name="P18"/>
      <text:p text:style-name="P18"/>
      <text:p text:style-name="P41">3.2 – Anteprima sviluppo delle “Transazioni”</text:p>
      <text:p text:style-name="P18"/>
      <text:p text:style-name="P29"><text:span text:style-name="T7">La </text:span><text:span text:style-name="T12">Transazione </text:span><text:span text:style-name="T7">si è deciso di modellarla in modo che sia presente un record che presenta tutte le Transazioni effettuate, quindi sia quelle in corso sia quelle completate, e </text:span><text:span text:style-name="T8">un record che presenta solo le </text:span><text:span text:style-name="T13">Transazioni in corso</text:span><text:span text:style-name="T8">.</text:span></text:p>
      <text:p text:style-name="P43"><text:span text:style-name="T5">E’ stato scelto questo metodo sia per storicizzare tutte le Transazioni sia per la questione del miner che cosi può accedere direttamente alle Transazioni in corso</text:span></text:p>
      <text:p text:style-name="P43"><text:span text:style-name="T5">Una </text:span><text:span text:style-name="T9">Transazione</text:span><text:span text:style-name="T5"> è identificata da un IdTransazione; possiede un id sia per chi ha avviato la transazione sia per il destinatario; è presente sia una data di inizio transazione sia una di fine se questa è stata completata, un IdMiner se il Miner è intervenuto e uno Stato se la transazione è stata completata o in corso.</text:span></text:p>
      <text:p text:style-name="P43"><text:span text:style-name="T5">Una </text:span><text:span text:style-name="T9">Transazione in corso</text:span><text:span text:style-name="T5">, invece, ha bisogno solo dell’IdTransazione, della Data di inizio e del Tempo totale che impiega la Transazione prima di essere completata.</text:span></text:p>
      <text:p text:style-name="P43"><text:span text:style-name="T5"/></text:p>
      <text:p text:style-name="P43"><text:span text:style-name="T5"/></text:p>
      <text:p text:style-name="P43"><text:span text:style-name="T5"/></text:p>
      <text:p text:style-name="P38"><text:span text:style-name="T21"/></text:p>
      <text:p text:style-name="P38"><text:span text:style-name="T21"/></text:p>
      <text:p text:style-name="P38"><text:span text:style-name="T21"/></text:p>
      <text:p text:style-name="P38"><text:span text:style-name="T21">3.3 – Anteprima sviluppo degli “Utenti”</text:span></text:p>
      <text:p text:style-name="P38"><text:span text:style-name="T21"/></text:p>
      <text:p text:style-name="P24"><text:span text:style-name="T21">Gli </text:span><text:span text:style-name="T17">Utenti </text:span><text:span text:style-name="T21">abbiamo pensato di dividerli in </text:span><text:span text:style-name="T17">UtentiStandard</text:span><text:span text:style-name="T21"> e </text:span><text:span text:style-name="T17">Miner</text:span><text:span text:style-name="T21"> attraverso una </text:span><text:span text:style-name="T22">gerarchia totale ed esclusiva poiché un utente non può essere sia standard che miner.</text:span></text:p>
      <text:p text:style-name="P25"><text:span text:style-name="T21">Le gerarchia è stata pensata anche per una questione di funzionalità dell’applicativo poiché il Miner possiede feature che l’UtenteStandard non ha.</text:span></text:p>
      <text:p text:style-name="P25"><text:span text:style-name="T21">Dell’</text:span><text:span text:style-name="T17">Utente</text:span><text:span text:style-name="T21"> voglio conoscere l’Id lo Username e la password per il login</text:span></text:p>
      <text:p text:style-name="P25"><text:span text:style-name="T21">Il </text:span><text:span text:style-name="T17">Miner</text:span><text:span text:style-name="T21"> possiede anche la potenza di mining.</text:span></text:p>
      <text:p text:style-name="P38"><text:soft-page-break/><text:span text:style-name="T21">3.4 – Anteprima sviluppo delle “Amicizie”</text:span></text:p>
      <text:p text:style-name="P24"><text:span text:style-name="T21"/></text:p>
      <text:p text:style-name="P24"><text:span text:style-name="T21">Le </text:span><text:span text:style-name="T17">Amicizie </text:span><text:span text:style-name="T21">si è deciso di gestirle in maniera molto semplice attraverso un IdUtente e un IdAmico ed è identificata da entrambi gli attributi</text:span></text:p>
      <text:p text:style-name="P24"><text:span text:style-name="T21">Se l’Amicizia non è ancora stata accettata dall’invitato è presente la </text:span><text:span text:style-name="T17">Richiesta di amicizia </text:span><text:span text:style-name="T21">che come l’Amicizia è identificata da Id utente di chi ha invitato e Id invitato.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39"><text:span text:style-name="T21">3.5 – Anteprima sviluppo “Portafoglio”</text:span></text:p>
      <text:p text:style-name="P39"><text:span text:style-name="T21"/></text:p>
      <text:p text:style-name="P19">Il <text:span text:style-name="T17">Portafoglio </text:span>presenta tutte le cripto possedute è personale per ogni Utente e permette le Transazioni tra Utenti.</text:p>
      <text:p text:style-name="P19">E’ identificato dall’ Id utente e dall’ Id delle cripto, inoltre contiene la quantità di cripto posseduta.</text:p>
      <text:p text:style-name="P19"/>
      <text:p text:style-name="P19"/>
      <text:p text:style-name="P19"/>
      <text:p text:style-name="P37">3.6 – Schema Generale</text:p>
      <text:p text:style-name="P37"/>
      <text:p text:style-name="P19">Di seguito verrà riportato lo schema concettuale generale, contenente tutte le entità e associazioni prima citate nelle varie sezioni superiori collegate tra loro e con altre entità non spiegate nel dettagli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32">4 – Progettazione Logica</text:p>
      <text:p text:style-name="P32"><text:span text:style-name="T28"/></text:p>
      <text:p text:style-name="P32"><text:span text:style-name="T28"/></text:p>
      <text:p text:style-name="P34"><text:span text:style-name="T28">4.6 – Traduzioni di entità e associazioni in relazioni</text:span></text:p>
      <text:p text:style-name="P34"><text:span text:style-name="T28"/></text:p>
      <text:p text:style-name="P21"><text:span text:style-name="T21">UTENTE(</text:span><text:span text:style-name="T29">IdUtente</text:span><text:span text:style-name="T21">, Nome, Username, Password)</text:span></text:p>
      <text:p text:style-name="P21"><text:span text:style-name="T21"/></text:p>
      <text:p text:style-name="P21"><text:span text:style-name="T21">PORTAFOGLIO(</text:span><text:span text:style-name="T29">IdUtente</text:span><text:span text:style-name="T21">, </text:span><text:span text:style-name="T29">IdCripto</text:span><text:span text:style-name="T30"> : CRIPTO</text:span><text:span text:style-name="T21">, Quantità)</text:span></text:p>
      <text:p text:style-name="P21"><text:span text:style-name="T21"/></text:p>
      <text:p text:style-name="P21"><text:span text:style-name="T21">CRIPTO(</text:span><text:span text:style-name="T29">IdCripto</text:span><text:span text:style-name="T21">, Simbolo, Nome, PrezzoCorrente ????)</text:span></text:p>
      <text:p text:style-name="P21"><text:span text:style-name="T21"/></text:p>
      <text:p text:style-name="P22"><text:span text:style-name="T21">ACQUISTO(</text:span><text:span text:style-name="T29">IdAcquisto</text:span><text:span text:style-name="T21">, IdUtente : UTENTE, IdCripto : CRIPTO, QuantitaBase, </text:span></text:p>
      <text:p text:style-name="P22"><text:span text:style-name="T21">QuantitaAcquisto, IdCriptoBase : CRIPTO)</text:span></text:p>
      <text:p text:style-name="P21"><text:span text:style-name="T21"/></text:p>
      <text:p text:style-name="P21"><text:span text:style-name="T21">PRESTITO(</text:span><text:span text:style-name="T29">IdPrestito</text:span><text:span text:style-name="T21">, IdUtente : UTENTE, IdCripto : CRIPTO, QuantitaPrestito, Anticipo, Scadenza, IdCriptoAnticipo : CRIPTO)</text:span></text:p>
      <text:p text:style-name="P21"><text:span text:style-name="T21"/></text:p>
      <text:p text:style-name="P21"><text:span text:style-name="T21">MINER(</text:span><text:span text:style-name="T29">Id</text:span><text:span text:style-name="T21"> : UTENTE, PotenzaMining)</text:span></text:p>
      <text:p text:style-name="P21"><text:span text:style-name="T21"/></text:p>
      <text:p text:style-name="P21"><text:span text:style-name="T21">TRANSAZIONI_IN_CORSO(</text:span><text:span text:style-name="T29">IdTransazione</text:span><text:span text:style-name="T30"> : TRANSAZIONE</text:span><text:span text:style-name="T21">, DataInizio, TempoTotale)</text:span></text:p>
      <text:p text:style-name="P21"><text:span text:style-name="T21"/></text:p>
      <text:p text:style-name="P22"><text:span text:style-name="T21">TRANSAZIONE(Id, </text:span><text:span text:style-name="T23">IdMittente, : UTENTE, IdDestinazione : UTENTE, IdCripto : </text:span></text:p>
      <text:p text:style-name="P22"><text:span text:style-name="T23"/></text:p>
      <text:p text:style-name="P22"><text:span text:style-name="T23">CRIPTO, </text:span><text:span text:style-name="T21">DataInizio, DataFine*, </text:span><text:span text:style-name="T23">QuantitàCripto, IdMiner* : MINER, Stato</text:span><text:span text:style-name="T21">)</text:span></text:p>
      <text:p text:style-name="P23"><text:span text:style-name="T21"/></text:p>
      <text:p text:style-name="P23"><text:span text:style-name="T21">AMICIZIA(</text:span><text:span text:style-name="T29">IdUtente</text:span><text:span text:style-name="T21"> : UTENTE, </text:span><text:span text:style-name="T29">IdAmico</text:span><text:span text:style-name="T21"> : UTENTE)</text:span></text:p>
      <text:p text:style-name="P23"><text:span text:style-name="T21"/></text:p>
      <text:p text:style-name="P23"><text:span text:style-name="T21">RICHIESTA_AMICIZIA(</text:span><text:span text:style-name="T29">IdMittente</text:span><text:span text:style-name="T21"> : UTENTE, </text:span><text:span text:style-name="T29">IdDestinatario</text:span><text:span text:style-name="T21"> : UTENT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it" number:country="IT">
      <number:number number:min-integer-digits="1"/>
    </number:number-style>
    <number:text-style style:name="N20100" number:language="it" number:country="IT">
      <number:text-content/>
    </number:text-style>
    <style:style style:name="Righe_20_a_20_griglia_20_semplice.1" style:display-name="Righe a griglia semplice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2" style:display-name="Righe a griglia semplice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3" style:display-name="Righe a griglia semplice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4" style:display-name="Righe a griglia semplice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5" style:display-name="Righe a griglia semplice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6" style:display-name="Righe a griglia semplice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7" style:display-name="Righe a griglia semplice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8" style:display-name="Righe a griglia semplice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9" style:display-name="Righe a griglia semplice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0" style:display-name="Righe a griglia semplice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1" style:display-name="Righe a griglia semplice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2" style:display-name="Righe a griglia semplice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3" style:display-name="Righe a griglia semplice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4" style:display-name="Righe a griglia semplice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5" style:display-name="Righe a griglia semplice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6" style:display-name="Righe a griglia semplice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Righe_20_a_20_griglia_20_semplice.1"/>
      <table:last-row table:style-name="Righe_20_a_20_griglia_20_semplice.2"/>
      <table:first-column table:style-name="Righe_20_a_20_griglia_20_semplice.3"/>
      <table:last-column table:style-name="Righe_20_a_20_griglia_20_semplice.4"/>
      <table:body table:style-name="Righe_20_a_20_griglia_20_semplice.9"/>
      <table:even-rows table:style-name="Righe_20_a_20_griglia_20_semplice.5"/>
      <table:odd-rows table:style-name="Righe_20_a_20_griglia_20_semplice.6"/>
      <table:even-columns table:style-name="Righe_20_a_20_griglia_20_semplice.7"/>
      <table:odd-columns table:style-name="Righe_20_a_20_griglia_20_semplice.8"/>
      <table:background table:style-name="Righe_20_a_20_griglia_20_semplice.10"/>
      <loext:first-row-even-column table:style-name="Righe_20_a_20_griglia_20_semplice.15"/>
      <loext:last-row-even-column table:style-name="Righe_20_a_20_griglia_20_semplice.16"/>
      <loext:first-row-end-column table:style-name="Righe_20_a_20_griglia_20_semplice.12"/>
      <loext:first-row-start-column table:style-name="Righe_20_a_20_griglia_20_semplice.11"/>
      <loext:last-row-end-column table:style-name="Righe_20_a_20_griglia_20_semplice.14"/>
      <loext:last-row-start-column table:style-name="Righe_20_a_20_griglia_20_semplic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1:11:04.773855247</meta:creation-date>
    <dc:date>2021-09-05T14:03:34.529141191</dc:date>
    <meta:editing-duration>PT6M4S</meta:editing-duration>
    <meta:editing-cycles>1</meta:editing-cycles>
    <meta:document-statistic meta:table-count="1" meta:image-count="0" meta:object-count="0" meta:page-count="9" meta:paragraph-count="119" meta:word-count="1258" meta:character-count="8443" meta:non-whitespace-character-count="7301"/>
    <meta:generator>LibreOffice/6.4.6.2$Linux_X86_64 LibreOffice_project/40$Build-2</meta:generator>
  </office:meta>
</office:document-meta>
</file>